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of Mythology</text:p>
          </table:table-cell>
          <table:table-cell/>
          <table:table-cell office:value-type="string" calcext:value-type="string">
            <text:p>← caio</text:p>
          </table:table-cell>
        </table:table-row>
        <table:table-row table:style-name="ro1">
          <table:table-cell office:value-type="string" calcext:value-type="string">
            <text:p>Among 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 Lege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y Men 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T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zation 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i Doki Literature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u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ut She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Dev Tyc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A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t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Caus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 Two Crow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 2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g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ooked!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d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moph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Zomb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 Six Si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ing Do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 Wars Falle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nau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’t Starve Together</text:p>
          </table:table-cell>
          <table:table-cell/>
          <table:table-cell office:value-type="string" calcext:value-type="string">
            <text:p>← gabriel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tful of Fr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’s 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-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-Lif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4 Dead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ent Evil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T.A.L.K.E.R.: Call of Prip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.T.A.L.K.E.R.: Shadow of Chernob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H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TuxK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Fortres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urn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3:Sheet1.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00:41.075000000</meta:creation-date>
    <dc:date>2024-03-14T08:41:56.216816718</dc:date>
    <meta:editing-duration>PT9M38S</meta:editing-duration>
    <meta:editing-cycles>3</meta:editing-cycles>
    <meta:generator>LibreOffice/7.3.7.2$Linux_X86_64 LibreOffice_project/30$Build-2</meta:generator>
    <meta:document-statistic meta:table-count="1" meta:cell-count="51" meta:object-count="0"/>
  </office:meta>
</office:document-meta>
</file>